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1"/>
    <style:style style:name="ce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alculating the number of simulation boxes needed for the ankyrin</text:p>
          </table:table-cell>
          <table:table-cell table:number-columns-repeated="4"/>
          <table:table-cell office:value-type="string" calcext:value-type="string">
            <text:p>Calculating the Z and theta values of the ankyrin box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ea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 = 2πrh</text:p>
          </table:table-cell>
          <table:table-cell table:formula="of:=2*PI()*[.B4]*[.B5]" office:value-type="float" office:value="4583.8350089998" calcext:value-type="float">
            <text:p>4583.8350089998</text:p>
          </table:table-cell>
          <table:table-cell table:number-columns-repeated="3"/>
          <table:table-cell office:value-type="string" calcext:value-type="string">
            <text:p>h</text:p>
          </table:table-cell>
          <table:table-cell table:formula="of:=[.B5]" office:value-type="float" office:value="57.9" calcext:value-type="float">
            <text:p>5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table:style-name="ce1" office:value-type="float" office:value="12.6" calcext:value-type="float">
            <text:p>12.6</text:p>
          </table:table-cell>
          <table:table-cell table:number-columns-repeated="3"/>
          <table:table-cell office:value-type="string" calcext:value-type="string">
            <text:p>vertical segs</text:p>
          </table:table-cell>
          <table:table-cell table:formula="of:=[.G3]/[.C17]" office:value-type="float" office:value="7.2375" calcext:value-type="float">
            <text:p>7.2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table:formula="of:=29.2+28.7" office:value-type="float" office:value="57.9" calcext:value-type="float">
            <text:p>57.9</text:p>
          </table:table-cell>
          <table:table-cell table:number-columns-repeated="3"/>
          <table:table-cell office:value-type="string" calcext:value-type="string">
            <text:p>half vertical seg</text:p>
          </table:table-cell>
          <table:table-cell table:formula="of:=[.G4]/2" office:value-type="float" office:value="3.61875" calcext:value-type="float">
            <text:p>3.6187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alf height</text:p>
          </table:table-cell>
          <table:table-cell table:formula="of:=-[.G3]/2" office:value-type="float" office:value="-28.95" calcext:value-type="float">
            <text:p>-28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ius of Gyration</text:p>
          </table:table-cell>
          <table:table-cell office:value-type="float" office:value="4.98" calcext:value-type="float">
            <text:p>4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ea of mosaic </text:p>
          </table:table-cell>
          <table:table-cell table:formula="of:=[.B7]*SQRT(2)" office:value-type="float" office:value="7.04278354061801" calcext:value-type="float">
            <text:p>7.04278354061801</text:p>
          </table:table-cell>
          <table:table-cell table:number-columns-repeated="3"/>
          <table:table-cell office:value-type="string" calcext:value-type="string">
            <text:p>Z axis segme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ace area </text:p>
          </table:table-cell>
          <table:table-cell table:formula="of:=[.B8]^2" office:value-type="float" office:value="49.6008" calcext:value-type="float">
            <text:p>49.600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G6]+[.G5]" office:value-type="float" office:value="-25.33125" calcext:value-type="float">
            <text:p>-25.3312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G9]+[.G4]" office:value-type="float" office:value="-18.09375" calcext:value-type="float">
            <text:p>-18.09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Simulation boxes</text:p>
          </table:table-cell>
          <table:table-cell table:formula="of:=[.B3]/[.B9]" office:value-type="float" office:value="92.4145378501918" calcext:value-type="float">
            <text:p>92.41453785019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10]+[.G4]" office:value-type="float" office:value="-10.85625" calcext:value-type="float">
            <text:p>-10.8562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G11]+[.G4]" office:value-type="float" office:value="-3.61875" calcext:value-type="float">
            <text:p>-3.61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rcumference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2]+[.G4]" office:value-type="float" office:value="3.61875" calcext:value-type="float">
            <text:p>3.61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ght</text:p>
          </table:table-cell>
          <table:table-cell table:formula="of:=[.B5]" office:value-type="float" office:value="57.9" calcext:value-type="float">
            <text:p>57.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.G13]+[.G4]" office:value-type="float" office:value="10.85625" calcext:value-type="float">
            <text:p>10.85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 more boxes in circumference vs height</text:p>
          </table:table-cell>
          <table:table-cell table:formula="of:=[.B13]/[.B14]" office:value-type="float" office:value="1.36442141623489" calcext:value-type="float">
            <text:p>1.3644214162348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14]+[.G4]" office:value-type="float" office:value="18.09375" calcext:value-type="float">
            <text:p>18.09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boxes around circumference </text:p>
          </table:table-cell>
          <table:table-cell office:value-type="string" calcext:value-type="string">
            <text:p>1.36*n^2 = 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G15]+[.G4]" office:value-type="float" office:value="25.33125" calcext:value-type="float">
            <text:p>25.33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formula="of:=SQRT([.B11]/[.B15])" office:value-type="float" office:value="8.22992512810746" calcext:value-type="float">
            <text:p>8.22992512810746</text:p>
          </table:table-cell>
          <table:table-cell table:style-name="ce5" table:formula="of:=INT([.B17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table:formula="of:=[.B15]*[.B17]" office:value-type="float" office:value="11.2290860987995" calcext:value-type="float">
            <text:p>11.2290860987995</text:p>
          </table:table-cell>
          <table:table-cell table:style-name="ce5" table:formula="of:=INT([.B18])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 round m to 12</text:p>
          </table:table-cell>
          <table:table-cell table:number-columns-repeated="11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hetas segments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ngles</text:p>
          </table:table-cell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angle coverage </text:p>
          </table:table-cell>
          <table:table-cell table:formula="of:=[.G25]/[.D18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alf coverage</text:p>
          </table:table-cell>
          <table:table-cell table:formula="of:=[.G26]/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G27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G28]+[.G26]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G29]+[.G26]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G30]+[.G26]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G31]+[.G26]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G32]+[.G26]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G33]+[.G26]"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G34]+[.G26]"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G35]+[.G26]"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G36]+[.G26]" office:value-type="float" office:value="285" calcext:value-type="float">
            <text:p>28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G37]+[.G26]"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G38]+[.G26]" office:value-type="float" office:value="345" calcext:value-type="float">
            <text:p>345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165" calcext:value-type="float">
            <text:p>165</text:p>
          </table:table-cell>
          <table:table-cell office:value-type="float" office:value="195" calcext:value-type="float">
            <text:p>19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85" calcext:value-type="float">
            <text:p>285</text:p>
          </table:table-cell>
          <table:table-cell office:value-type="float" office:value="315" calcext:value-type="float">
            <text:p>31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style-name="ce2" office:value-type="float" office:value="-25.33125" calcext:value-type="float">
            <text:p>-25.3313</text:p>
          </table:table-cell>
          <table:table-cell table:style-name="ce2" office:value-type="float" office:value="-18.09375" calcext:value-type="float">
            <text:p>-18.0938</text:p>
          </table:table-cell>
          <table:table-cell table:style-name="ce2" office:value-type="float" office:value="-10.85625" calcext:value-type="float">
            <text:p>-10.8563</text:p>
          </table:table-cell>
          <table:table-cell table:style-name="ce2" office:value-type="float" office:value="-3.61875" calcext:value-type="float">
            <text:p>-3.6188</text:p>
          </table:table-cell>
          <table:table-cell table:style-name="ce2" office:value-type="float" office:value="3.61875" calcext:value-type="float">
            <text:p>3.6188</text:p>
          </table:table-cell>
          <table:table-cell table:style-name="ce2" office:value-type="float" office:value="10.85625" calcext:value-type="float">
            <text:p>10.8563</text:p>
          </table:table-cell>
          <table:table-cell office:value-type="float" office:value="18.09375" calcext:value-type="float">
            <text:p>18.09375</text:p>
          </table:table-cell>
          <table:table-cell office:value-type="float" office:value="25.33125" calcext:value-type="float">
            <text:p>25.331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20:54:38.093743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9:57:11.960178429</meta:creation-date>
    <meta:generator>LibreOffice/6.4.7.2$Linux_X86_64 LibreOffice_project/40$Build-2</meta:generator>
    <dc:date>2022-04-04T21:22:16.075328251</dc:date>
    <meta:editing-duration>PT11M29S</meta:editing-duration>
    <meta:editing-cycles>3</meta:editing-cycles>
    <meta:document-statistic meta:table-count="1" meta:cell-count="109" meta:object-count="0"/>
  </office:meta>
</office:document-meta>
</file>